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2" office:value-type="string" calcext:value-type="string" table:number-columns-spanned="2" table:number-rows-spanned="1">
            <text:p>食品酒水</text:p>
          </table:table-cell>
          <table:covered-table-cell/>
          <table:table-cell table:style-name="ce2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2" office:value-type="string" calcext:value-type="string" table:number-columns-spanned="2" table:number-rows-spanned="1">
            <text:p>群体关系</text:p>
          </table:table-cell>
          <table:covered-table-cell/>
          <table:table-cell table:style-name="ce2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style-name="ce3"/>
          <table:covered-table-cell table:number-columns-repeated="2"/>
        </table:table-row>
        <table:table-row table:style-name="ro2">
          <table:table-cell office:value-type="string" calcext:value-type="string">
            <text:p>车厢 / 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table:style-name="ce5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5" office:value-type="string" calcext:value-type="string">
            <text:p>社交娱乐度</text:p>
          </table:table-cell>
          <table:table-cell table:style-name="ce5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见定义“煤炭消耗”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120*4</text:p>
          </table:table-cell>
          <table:table-cell table:style-name="ce6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货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table:formula="of:=SUM([.E5:.E12])" office:value-type="float" office:value="-11" calcext:value-type="float">
            <text:p>-11</text:p>
          </table:table-cell>
          <table:table-cell table:formula="of:=SUM([.F5:.F12])" office:value-type="float" office:value="-13" calcext:value-type="float">
            <text:p>-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车厢模型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4" office:value-type="string" calcext:value-type="string">
            <text:p>6,8</text:p>
          </table:table-cell>
          <table:table-cell table:style-name="ce4" office:value-type="string" calcext:value-type="string">
            <text:p>8，10</text:p>
          </table:table-cell>
          <table:table-cell table:style-name="ce4" office:value-type="string" calcext:value-type="string">
            <text:p>10，12</text:p>
          </table:table-cell>
          <table:table-cell table:style-name="ce4" office:value-type="string" calcext:value-type="string">
            <text:p>12，12</text:p>
          </table:table-cell>
          <table:table-cell table:style-name="ce4" office:value-type="string" calcext:value-type="string">
            <text:p>12，14</text:p>
          </table:table-cell>
          <table:table-cell table:style-name="ce4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00/00/00</text:date>, <text:time style:data-style-name="N2" text:time-value="19:06:28.0207673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4T19:30:51.342833200</dc:date>
    <meta:editing-duration>PT4H17M22S</meta:editing-duration>
    <meta:editing-cycles>116</meta:editing-cycles>
    <meta:generator>LibreOffice/25.2.0.3$Windows_X86_64 LibreOffice_project/e1cf4a87eb02d755bce1a01209907ea5ddc8f069</meta:generator>
    <meta:document-statistic meta:table-count="4" meta:cell-count="201" meta:object-count="0"/>
  </office:meta>
</office:document-meta>
</file>